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6.323cm" svg:y="5.48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6.323cm" svg:y="6.635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679cm" svg:x="6.323cm" svg:y="7.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679cm" svg:x="1.147cm" svg:y="0.71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1.147cm" svg:y="1.392cm">
            <text:p text:style-name="P3"><text:span text:style-name="T1">-</text:span><text:span text:style-name="T1"><text:tab/></text:span><text:span text:style-name="T1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679cm" svg:x="1.147cm" svg:y="2.6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4.5cm" svg:height="0.679cm" svg:x="11.418cm" svg:y="0.7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5cm" svg:height="1.255cm" svg:x="11.418cm" svg:y="1.41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4.5cm" svg:height="0.679cm" svg:x="11.418cm" svg:y="2.67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1" draw:text-style-name="P2" draw:layer="layout" svg:width="4.5cm" svg:height="0.679cm" svg:x="6.322cm" svg:y="0.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255cm" svg:x="6.322cm" svg:y="1.419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5cm" svg:height="0.679cm" svg:x="6.322cm" svg:y="2.67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5" draw:layer="layout" svg:x1="10.573cm" svg:y1="5.483cm" svg:x2="13.668cm" svg:y2="3.352cm" draw:start-shape="id1" draw:start-glue-point="15" draw:end-shape="id2" draw:end-glue-point="2" svg:d="M10573 5483v-1067h3095v-1064" svg:viewBox="0 0 3096 2132">
          <text:p/>
        </draw:connector>
        <draw:connector draw:style-name="gr15" draw:text-style-name="P5" draw:layer="layout" svg:x1="8.573cm" svg:y1="5.482cm" svg:x2="8.572cm" svg:y2="3.353cm" draw:start-shape="id1" draw:start-glue-point="0" draw:end-shape="id3" draw:end-glue-point="2" svg:d="M8573 5482v-1065h-1v-1064" svg:viewBox="0 0 2 2130">
          <text:p/>
        </draw:connector>
        <draw:connector draw:style-name="gr16" draw:text-style-name="P5" draw:layer="layout" svg:x1="6.575cm" svg:y1="5.483cm" svg:x2="3.397cm" svg:y2="3.326cm" draw:start-shape="id1" draw:start-glue-point="4" draw:end-shape="id4" draw:end-glue-point="2" svg:d="M6575 5483v-1080h-3178v-1077" svg:viewBox="0 0 3179 2158">
          <text:p/>
        </draw:connector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7" draw:text-style-name="P2" draw:layer="layout" svg:width="4.5cm" svg:height="0.679cm" svg:x="9.032cm" svg:y="17.3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4.5cm" svg:height="1.255cm" svg:x="9.032cm" svg:y="18.066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4.5cm" svg:height="0.679cm" svg:x="9.032cm" svg:y="19.3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0" draw:text-style-name="P2" draw:layer="layout" svg:width="4.5cm" svg:height="0.679cm" svg:x="17.906cm" svg:y="11.73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4.5cm" svg:height="1.255cm" svg:x="17.906cm" svg:y="12.414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4.5cm" svg:height="0.679cm" svg:x="17.906cm" svg:y="13.66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3" draw:text-style-name="P2" draw:layer="layout" svg:width="4.5cm" svg:height="0.679cm" svg:x="18.814cm" svg:y="5.92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4.5cm" svg:height="1.255cm" svg:x="18.814cm" svg:y="6.606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4.5cm" svg:height="0.679cm" svg:x="18.814cm" svg:y="7.86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6" draw:text-style-name="P2" draw:layer="layout" svg:width="4.5cm" svg:height="0.679cm" svg:x="17.906cm" svg:y="17.3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4.5cm" svg:height="1.255cm" svg:x="17.906cm" svg:y="18.066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4.5cm" svg:height="0.679cm" svg:x="17.906cm" svg:y="19.3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9" draw:text-style-name="P2" draw:layer="layout" svg:width="4.5cm" svg:height="0.679cm" svg:x="1cm" svg:y="11.57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4.5cm" svg:height="1.255cm" svg:x="1cm" svg:y="12.25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4.5cm" svg:height="0.679cm" svg:x="1cm" svg:y="13.5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2" draw:text-style-name="P2" draw:layer="layout" svg:width="4.5cm" svg:height="0.679cm" svg:x="11.784cm" svg:y="6.16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4.5cm" svg:height="1.255cm" svg:x="11.784cm" svg:y="6.841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4.5cm" svg:height="0.679cm" svg:x="11.784cm" svg:y="8.09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5" draw:text-style-name="P2" draw:layer="layout" svg:width="4.5cm" svg:height="0.679cm" svg:x="7.477cm" svg:y="11.91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4.5cm" svg:height="1.255cm" svg:x="7.477cm" svg:y="12.596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" draw:layer="layout" svg:width="4.5cm" svg:height="0.679cm" svg:x="7.477cm" svg:y="13.85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8" draw:text-style-name="P2" draw:layer="layout" svg:width="4.5cm" svg:height="0.679cm" svg:x="1.617cm" svg:y="17.12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yout" svg:width="4.5cm" svg:height="1.255cm" svg:x="1.617cm" svg:y="17.807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4.5cm" svg:height="0.679cm" svg:x="1.617cm" svg:y="19.06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text-style-name="P6" draw:layer="layout" svg:x1="8.573cm" svg:y1="8.569cm" svg:x2="3.25cm" svg:y2="11.579cm" draw:start-shape="id1" draw:start-glue-point="2" draw:end-shape="id5" draw:end-glue-point="0" svg:d="M8573 8569v1504h-5323v1506" svg:viewBox="0 0 5324 3011">
          <text:p/>
        </draw:connector>
        <draw:connector draw:style-name="gr42" draw:text-style-name="P6" draw:layer="layout" svg:x1="5.5cm" svg:y1="12.885cm" svg:x2="7.477cm" svg:y2="13.223cm" draw:start-shape="id5" draw:start-glue-point="1" draw:end-shape="id6" draw:end-glue-point="3" svg:d="M5500 12885h989v338h988" svg:viewBox="0 0 1978 339">
          <text:p/>
        </draw:connector>
        <draw:connector draw:style-name="gr43" draw:text-style-name="P6" draw:layer="layout" svg:x1="9.727cm" svg:y1="14.53cm" svg:x2="11.282cm" svg:y2="17.387cm" draw:start-shape="id6" draw:start-glue-point="2" draw:end-shape="id7" draw:end-glue-point="0" svg:d="M9727 14530v1428h1555v1429" svg:viewBox="0 0 1556 2858">
          <text:p/>
        </draw:connector>
        <draw:connector draw:style-name="gr44" draw:text-style-name="P6" draw:layer="layout" draw:line-skew="1.153cm" svg:x1="11.976cm" svg:y1="12.553cm" svg:x2="18.814cm" svg:y2="7.233cm" draw:start-shape="id6" draw:start-glue-point="13" draw:end-shape="id8" draw:end-glue-point="3" svg:d="M11976 12553h4573v-5320h2265" svg:viewBox="0 0 6839 5321">
          <text:p/>
        </draw:connector>
        <draw:connector draw:style-name="gr45" draw:text-style-name="P6" draw:layer="layout" svg:x1="11.977cm" svg:y1="13.223cm" svg:x2="17.906cm" svg:y2="13.041cm" draw:start-shape="id6" draw:start-glue-point="1" draw:end-shape="id9" draw:end-glue-point="3" svg:d="M11977 13223h2965v-182h2964" svg:viewBox="0 0 5930 183">
          <text:p/>
        </draw:connector>
        <draw:connector draw:style-name="gr46" draw:text-style-name="P6" draw:layer="layout" svg:x1="11.976cm" svg:y1="13.986cm" svg:x2="17.906cm" svg:y2="18.693cm" draw:start-shape="id6" draw:start-glue-point="12" draw:end-shape="id10" draw:end-glue-point="3" svg:d="M11976 13986h2966v4707h2964" svg:viewBox="0 0 5931 4708">
          <text:p/>
        </draw:connector>
        <draw:connector draw:style-name="gr47" draw:text-style-name="P6" draw:layer="layout" svg:x1="9.727cm" svg:y1="11.917cm" svg:x2="14.034cm" svg:y2="8.775cm" draw:start-shape="id6" draw:start-glue-point="0" draw:end-shape="id11" draw:end-glue-point="2" svg:d="M9727 11917v-1572h4307v-1570" svg:viewBox="0 0 4308 3143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8" draw:text-style-name="P2" draw:layer="layout" svg:width="4.5cm" svg:height="0.679cm" svg:x="23.25cm" svg:y="17.0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1.255cm" svg:x="23.25cm" svg:y="17.69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yout" svg:width="4.5cm" svg:height="0.679cm" svg:x="23.25cm" svg:y="18.9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1" draw:text-style-name="P2" draw:layer="layout" svg:width="4.5cm" svg:height="0.679cm" svg:x="24.474cm" svg:y="11.61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" draw:layer="layout" svg:width="4.5cm" svg:height="1.255cm" svg:x="24.474cm" svg:y="12.293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" draw:layer="layout" svg:width="4.5cm" svg:height="0.679cm" svg:x="24.474cm" svg:y="13.5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2" draw:layer="layout" svg:width="4.5cm" svg:height="0.679cm" svg:x="24.52cm" svg:y="3.5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24.52cm" svg:y="4.219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679cm" svg:x="24.52cm" svg:y="5.47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7" draw:text-style-name="P6" draw:layer="layout" svg:x1="22.406cm" svg:y1="18.693cm" svg:x2="23.25cm" svg:y2="18.317cm" draw:start-shape="id10" draw:start-glue-point="1" draw:end-shape="id12" draw:end-glue-point="3" svg:d="M22406 18693h422v-376h422" svg:viewBox="0 0 845 377">
          <text:p/>
        </draw:connector>
        <draw:connector draw:style-name="gr58" draw:text-style-name="P6" draw:layer="layout" svg:x1="22.406cm" svg:y1="13.041cm" svg:x2="24.474cm" svg:y2="12.92cm" draw:start-shape="id9" draw:start-glue-point="1" draw:end-shape="id13" draw:end-glue-point="3" svg:d="M22406 13041h1034v-121h1034" svg:viewBox="0 0 2069 122">
          <text:p/>
        </draw:connector>
        <draw:connector draw:style-name="gr59" draw:text-style-name="P6" draw:layer="layout" svg:x1="24.52cm" svg:y1="4.846cm" svg:x2="23.314cm" svg:y2="7.233cm" draw:start-shape="id14" draw:start-glue-point="3" draw:end-shape="id8" draw:end-glue-point="1" svg:d="M24520 4846h-603v2387h-603" svg:viewBox="0 0 1207 2388">
          <text:p/>
        </draw:connector>
        <draw:connector draw:style-name="gr60" draw:text-style-name="P6" draw:layer="layout" svg:x1="6.117cm" svg:y1="18.434cm" svg:x2="9.032cm" svg:y2="18.693cm" draw:start-shape="id15" draw:start-glue-point="1" draw:end-shape="id7" draw:end-glue-point="3" svg:d="M6117 18434h1458v259h1457" svg:viewBox="0 0 2916 26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332 500" svg:d="M8 500h-1-1v-1h-1-1v-1h-1l-1-1-1-1v-1h-1v-1-1-486-1-1h1v-1l1-1 1-1h1v-1h1 1v-1h1 1 1 157 1 1 1v1h1 1v1h1 1v1l154 159h1v1h1v1h1v1h1v1h1v1 1 1 323 1 1 1h-1v1l-1 1-1 1h-1v1h-1-1v1h-1-1-1-314zM18 485h296v-309h-144l-1 1h-1-1-1-1-1-1l-1-1h-1l-1-1h-1v-1l-1-1-1-1v-1-1-1-154h-139zM304 161l-129-132v132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3T17:11:12.091390561</dc:date>
    <meta:editing-duration>PT27M24S</meta:editing-duration>
    <meta:editing-cycles>11</meta:editing-cycles>
    <meta:generator>LibreOffice/24.2.0.3$Linux_X86_64 LibreOffice_project/420$Build-3</meta:generator>
    <meta:document-statistic meta:object-count="74"/>
  </office:meta>
</office:document-meta>
</file>